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6cm" fo:margin-left="-0.005cm" table:align="left"/>
    </style:style>
    <style:style style:name="Tableau1.A" style:family="table-column">
      <style:table-column-properties style:column-width="3.094cm"/>
    </style:style>
    <style:style style:name="Tableau1.B" style:family="table-column">
      <style:table-column-properties style:column-width="4.112cm"/>
    </style:style>
    <style:style style:name="Tableau1.C" style:family="table-column">
      <style:table-column-properties style:column-width="5.535cm"/>
    </style:style>
    <style:style style:name="Tableau1.D" style:family="table-column">
      <style:table-column-properties style:column-width="4.26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4197" officeooo:paragraph-rsid="00024197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24197" officeooo:paragraph-rsid="00024197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3ab94" officeooo:paragraph-rsid="0003ab94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3ef91" officeooo:paragraph-rsid="0003ef91" style:font-size-asian="16pt" style:font-size-complex="16pt"/>
    </style:style>
    <style:style style:name="T1" style:family="text">
      <style:text-properties officeooo:rsid="0003e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:Informations chiffrée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78756477456">
          <table:table-cell table:style-name="Tableau1.A1" office:value-type="string">
            <text:p text:style-name="P2">Séance<text:span text:style-name="T1">s</text:span></text:p>
          </table:table-cell>
          <table:table-cell table:style-name="Tableau1.A1" office:value-type="string">
            <text:p text:style-name="P3">Activités</text:p>
          </table:table-cell>
          <table:table-cell table:style-name="Tableau1.A1" office:value-type="string">
            <text:p text:style-name="P3">Traces écrites</text:p>
          </table:table-cell>
          <table:table-cell table:style-name="Tableau1.D1" office:value-type="string">
            <text:p text:style-name="P3">Ex application</text:p>
          </table:table-cell>
        </table:table-row>
        <table:table-row table:style-name="TableLine94378756477456">
          <table:table-cell table:style-name="Tableau1.A2" office:value-type="string">
            <text:p text:style-name="P4">lundi</text:p>
            <text:p text:style-name="P3">06/12/2021</text:p>
          </table:table-cell>
          <table:table-cell table:style-name="Tableau1.A2" office:value-type="string">
            <text:p text:style-name="P3">Act 1(poly)</text:p>
          </table:table-cell>
          <table:table-cell table:style-name="Tableau1.A2" office:value-type="string">
            <text:p text:style-name="P3">I] Proportion et pourcentage</text:p>
          </table:table-cell>
          <table:table-cell table:style-name="Tableau1.D2" office:value-type="string">
            <text:p text:style-name="P3">Ex 24 p 259</text:p>
          </table:table-cell>
        </table:table-row>
        <table:table-row table:style-name="TableLine94378756477456">
          <table:table-cell table:style-name="Tableau1.A2" office:value-type="string">
            <text:p text:style-name="P4">mardi</text:p>
            <text:p text:style-name="P3">07/12/2021</text:p>
          </table:table-cell>
          <table:table-cell table:style-name="Tableau1.A2" office:value-type="string">
            <text:p text:style-name="P3">Act 2(poly</text:p>
          </table:table-cell>
          <table:table-cell table:style-name="Tableau1.A2" office:value-type="string">
            <text:p text:style-name="P3">II] Taux d’évolution</text:p>
            <text:p text:style-name="P3">1) Variation Absolue et relative</text:p>
          </table:table-cell>
          <table:table-cell table:style-name="Tableau1.D2" office:value-type="string">
            <text:p text:style-name="P3">Ex 26,27 p 259</text:p>
          </table:table-cell>
        </table:table-row>
        <table:table-row table:style-name="TableLine94378756477456">
          <table:table-cell table:style-name="Tableau1.A2" office:value-type="string">
            <text:p text:style-name="P4">jeudi</text:p>
            <text:p text:style-name="P3">09/12/2021</text:p>
          </table:table-cell>
          <table:table-cell table:style-name="Tableau1.A2" office:value-type="string">
            <text:p text:style-name="P3">Act B p246</text:p>
          </table:table-cell>
          <table:table-cell table:style-name="Tableau1.A2" office:value-type="string">
            <text:p text:style-name="P3">2) Coef multiplicateur</text:p>
          </table:table-cell>
          <table:table-cell table:style-name="Tableau1.D2" office:value-type="string">
            <text:p text:style-name="P3">Ex 28,29 p 259</text:p>
          </table:table-cell>
        </table:table-row>
        <table:table-row table:style-name="TableLine94378756477456">
          <table:table-cell table:style-name="Tableau1.A2" office:value-type="string">
            <text:p text:style-name="P4">lundi</text:p>
            <text:p text:style-name="P3">13/12/2021</text:p>
          </table:table-cell>
          <table:table-cell table:style-name="Tableau1.A2" office:value-type="string">
            <text:p text:style-name="P3">Act C p 247</text:p>
          </table:table-cell>
          <table:table-cell table:style-name="Tableau1.A2" office:value-type="string">
            <text:p text:style-name="P3">III] Évolutions successives et réciproques</text:p>
            <text:p text:style-name="P3">1) Évolutions successives</text:p>
          </table:table-cell>
          <table:table-cell table:style-name="Tableau1.D2" office:value-type="string">
            <text:p text:style-name="P3">Ex 30,32p259</text:p>
          </table:table-cell>
        </table:table-row>
        <table:table-row table:style-name="TableLine94378756477456">
          <table:table-cell table:style-name="Tableau1.A2" office:value-type="string">
            <text:p text:style-name="P4">mardi</text:p>
            <text:p text:style-name="P4">14/12/2021</text:p>
          </table:table-cell>
          <table:table-cell table:style-name="Tableau1.A2" office:value-type="string">
            <text:p text:style-name="P4">Act D p 247</text:p>
          </table:table-cell>
          <table:table-cell table:style-name="Tableau1.A2" office:value-type="string">
            <text:p text:style-name="P4">2) évolutions réciproques</text:p>
          </table:table-cell>
          <table:table-cell table:style-name="Tableau1.D2" office:value-type="string">
            <text:p text:style-name="P4">Ex 33 p 259</text:p>
          </table:table-cell>
        </table:table-row>
        <table:table-row table:style-name="TableLine94378756477456">
          <table:table-cell table:style-name="Tableau1.A2" office:value-type="string">
            <text:p text:style-name="P4">Mercredi</text:p>
            <text:p text:style-name="P4">15/12/2021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>Exercice d’entrainement</text:p>
          </table:table-cell>
        </table:table-row>
        <table:table-row table:style-name="TableLine94378756477456">
          <table:table-cell table:style-name="Tableau1.A2" office:value-type="string">
            <text:p text:style-name="P4">Jeudi</text:p>
            <text:p text:style-name="P4">16/12/2021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>Evalua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17:53.270128629</meta:creation-date>
    <dc:date>2021-12-04T10:57:28.439622870</dc:date>
    <meta:editing-duration>PT7M24S</meta:editing-duration>
    <meta:editing-cycles>1</meta:editing-cycles>
    <meta:document-statistic meta:table-count="1" meta:image-count="0" meta:object-count="0" meta:page-count="1" meta:paragraph-count="38" meta:word-count="84" meta:character-count="525" meta:non-whitespace-character-count="479"/>
    <meta:generator>LibreOffice/6.4.7.2$Linux_X86_64 LibreOffice_project/40$Build-2</meta:generator>
  </office:meta>
</office:document-meta>
</file>